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170191" style:language-asian="zxx" style:country-asian="none" style:language-complex="zxx" style:country-complex="none"/>
    </style:style>
    <style:style style:name="P5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6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T1" style:family="text">
      <style:text-properties officeooo:rsid="0012a8d8"/>
    </style:style>
    <style:style style:name="T2" style:family="text">
      <style:text-properties officeooo:rsid="0012e152"/>
    </style:style>
    <style:style style:name="T3" style:family="text">
      <style:text-properties officeooo:rsid="001490ef"/>
    </style:style>
    <style:style style:name="T4" style:family="text">
      <style:text-properties officeooo:rsid="00160b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5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5">A list of commands, flags, and directives, and their General meaning.</text:p>
      <text:p text:style-name="P2"/>
      <text:p text:style-name="P7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2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CCADD – code (14) increases the value in the battery by the selected number of units.</text:p>
      <text:p text:style-name="P3">ACCSUBT – code (15) reduces the value in the battery by the selected number of units.</text:p>
      <text:p text:style-name="P3">CMP – code (16) comparison of register values.</text:p>
      <text:p text:style-name="P3">INPUT – code (18) enter values using the keyboard.</text:p>
      <text:p text:style-name="P3">ACCMULT – code (19) multiplication of the <text:span text:style-name="T2">accumulator</text:span>.</text:p>
      <text:p text:style-name="P3">ACCDIV – code (20) <text:span text:style-name="T2">accumulator</text:span> division.</text:p>
      <text:p text:style-name="P3">PUSH code (200) add a new item to the stack.</text:p>
      <text:p text:style-name="P3">EJECT – code (201) extract an element from the stack.</text:p>
      <text:p text:style-name="P3">SUM – code (202) sum of the values of the stack.</text:p>
      <text:p text:style-name="P3">OUTPUT – code (203) the output of the head stack element.</text:p>
      <text:p text:style-name="P2"/>
      <text:p text:style-name="P6"><text:span text:style-name="T1">Flags</text:span>:</text:p>
      <text:p text:style-name="P3">STDI – code (1) indicates that the data is a number</text:p>
      <text:p text:style-name="P3">STDA – code (2) indicates that the data is a register address</text:p>
      <text:p text:style-name="P3">STDC – code (3) indicates that the data is the address of the register in which the ASCII code of the character is located.</text:p>
      <text:p text:style-name="P3">CWR – code (4) indicates that the data is an ASCII character code.</text:p>
      <text:p text:style-name="P3">VWR – code (5) indicates that the data is a number.</text:p>
      <text:p text:style-name="P3">ALL – code (6) indicates that the command applies to the entire code.</text:p>
      <text:p text:style-name="P3">ACC – code (7) indicates that the command is applied to the <text:span text:style-name="T2">accumulator</text:span>.</text:p>
      <text:p text:style-name="P4">NUM – code (300) indicates that the data is a number from the head of the stack.</text:p>
      <text:p text:style-name="P4">SYM – code (302) indicates that the data is a symbol from the head of the stack.</text:p>
      <text:p text:style-name="P2"/>
      <text:p text:style-name="P6">Directives:</text:p>
      <text:p text:style-name="P3">JPT – code (6) creates a label.</text:p>
      <text:p text:style-name="P3">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QUIT – code (12) terminates the program.</text:p>
      <text:p text:style-name="P3"><text:soft-page-break/>CLEAR – code (13) erase the program code from the memory.</text:p>
      <text:p text:style-name="P3">GOBACK – code (17) returns the program execution to the initial point.</text:p>
      <text:p text:style-name="P3">END – code (3070) end of the program.</text:p>
      <text:p text:style-name="P2"/>
      <text:p text:style-name="P5">Instructions and their meaning:</text:p>
      <text:p text:style-name="P2"/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STDI] [N] — select cell n of the selected register using [CRG] [STDI] [N].</text:p>
      <text:p text:style-name="P2">[PRC] [STDA] [N, M] – moving values from register N to M, N and M have the following form: RC, where R is register number R &gt;= 1, C is register cell number C &gt;= 0.</text:p>
      <text:p text:style-name="P2"/>
      <text:p text:style-name="P2">[GJP] [STDI] [N] – move to label N, labels can only be numbers.</text:p>
      <text:p text:style-name="P2">[GJP] [STDA] [M] [N] – move to the label N, as a condition, the register value M is used, M has the following form: RC, where R is the register number R &gt;= 1, C is the register cell number C &gt;= 0.</text:p>
      <text:p text:style-name="P2">[GJP] [<text:span text:style-name="T4">ACC</text:span>] [N] – move to the <text:span text:style-name="T4">N</text:span> mark, the <text:span text:style-name="T4">accumulator</text:span> value is used as a condition.</text:p>
      <text:p text:style-name="P2">[GJP] [nil] [N] – do not move to cell N.</text:p>
      <text:p text:style-name="P2">[JPT] [N] [nil] – define label with number N.</text:p>
      <text:p text:style-name="P2"/>
      <text:p text:style-name="P3">[PUT] [STDI] [N] <text:s/>– is the output value of the register N as the number on the screen, N has the following form: RC, where R is the register number R &gt;= 1, C is the number of the cells of register C &gt;= 0.</text:p>
      <text:p text:style-name="P3">[PUT] [STDC] [N] <text:s/>– is the output value of the register N as the symbol on the screen N has the following form: RC, where R is the register number R &gt;= 1, C is the number of the cells of register C &gt;= 0.</text:p>
      <text:p text:style-name="P2">[PUT] [CWR] [N] — displays N as a character without registers.</text:p>
      <text:p text:style-name="P2">[PUT] [VWR] [N] — output N as a number on the screen without registers.</text:p>
      <text:p text:style-name="P3">[PUT] [ACC] [nil] – displays the register value as a number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[CLEAR] [ALL] [nil] – erases all program code before calling CLEAR.</text:p>
      <text:p text:style-name="P3">[CLEAR] [N] [nil] – erases a specific memory location.</text:p>
      <text:p text:style-name="P2"/>
      <text:p text:style-name="P3">[ACCADD] [STDI] [nil] – increase the battery value by 1.</text:p>
      <text:p text:style-name="P2"><text:soft-page-break/>[ACCADD] [STDA] [N] — an addition to the value of the accumulator register value N, N has the following form: RC, where R is the register number R &gt;= 1, C is the number of the cells of register C &gt;= 0.</text:p>
      <text:p text:style-name="P3">[ACCADD] [VWR] [N] - add the number N to the value in the <text:span text:style-name="T2">accumulator.</text:span> </text:p>
      <text:p text:style-name="P2"/>
      <text:p text:style-name="P3">[ACCSUBT] [STDI] [nil] – decrease the <text:span text:style-name="T2">accumulator</text:span> value by 1.</text:p>
      <text:p text:style-name="P2">[ACCSUBT] [STDA] [N] — subtracting from the value of the accumulator register value N, N has the following form: RC, where R is the register number R &gt;= 1, C is the number of the cells of register C &gt;= 0.</text:p>
      <text:p text:style-name="P2">[AC<text:span text:style-name="T2">C</text:span>SUBST] [<text:span text:style-name="T2">VWR</text:span>] [N] - subtraction of the number <text:span text:style-name="T2">N</text:span> from the <text:span text:style-name="T2">accumulator</text:span> value.</text:p>
      <text:p text:style-name="P2"/>
      <text:p text:style-name="P2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STD<text:span text:style-name="T3">I</text:span>] [N] – entering numeric values in the register N. N has the following form: RC, where R is the register number R &gt;= 1, C is the register cell number C &gt;= 0.</text:p>
      <text:p text:style-name="P3">[INPUT] [STD<text:span text:style-name="T3">A</text:span>] [N] – enter character values in the register N. N has the following form: RC, where R is the register number R &gt;= 1, C is the register cell number C &gt;= 0.</text:p>
      <text:p text:style-name="P3">[INPUT] [AC<text:span text:style-name="T3">C</text:span>] [nil] - enter numeric values into the battery.</text:p>
      <text:p text:style-name="P3">[INPUT] [<text:span text:style-name="T3">CACC</text:span>] [nil] - enter character values into the battery.</text:p>
      <text:p text:style-name="P3"/>
      <text:p text:style-name="P3">[AC<text:span text:style-name="T3">C</text:span>MULT] [STD<text:span text:style-name="T3">A</text:span>] [N] — multiply the value of the accumulator to the value of the register N, N has the following form: RC, where R is the register number R &gt;= 1, C is the number of the cells of register C &gt;= 0.</text:p>
      <text:p text:style-name="P3">[[ACC<text:span text:style-name="T3">MULT</text:span>] [V<text:span text:style-name="T3">W</text:span>R] [N] — multiply the value of the accumulator by the number N.</text:p>
      <text:p text:style-name="P3"/>
      <text:p text:style-name="P3">[AC<text:span text:style-name="T3">CD</text:span>IV] [STD<text:span text:style-name="T3">A</text:span>] [N] — divide the value of the accumulator to the value of the register N, N has the following form: RC, where R is the register number R &gt;= 1, C is the number of the cells of register C &gt;= 0.</text:p>
      <text:p text:style-name="P3">[ACC<text:span text:style-name="T3">DIV</text:span>] [V<text:span text:style-name="T3">W</text:span>R] [N] - division of register value by N.</text:p>
      <text:p text:style-name="P3"/>
      <text:p text:style-name="P3">[PUSH] [N] [nil] – add value n to stack head.</text:p>
      <text:p text:style-name="P3">[EJECT] [nil] [nil] – extract the head element from the stack.</text:p>
      <text:p text:style-name="P3">[SUM] [nil] [nil] – is the sum of the values of the stack.</text:p>
      <text:p text:style-name="P3">[OUTPUT] [NUM] [nil] – output to the screen of the head element of the stack as numbers.</text:p>
      <text:p text:style-name="P3">[[OUTPUT] [SUM] [nil] – displays the head of the stack as a symb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4-08T21:56:34.020000000</dc:date>
    <meta:editing-duration>PT12M38S</meta:editing-duration>
    <meta:editing-cycles>5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2" meta:word-count="1337" meta:character-count="7118" meta:non-whitespace-character-count="5798"/>
  </office:meta>
</office:document-meta>
</file>